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33.73mm"/>
    </style:style>
    <style:style style:name="co11" style:family="table-column">
      <style:table-column-properties fo:break-before="auto" style:column-width="16.86mm"/>
    </style:style>
    <style:style style:name="co12" style:family="table-column">
      <style:table-column-properties fo:break-before="auto" style:column-width="11.87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18mm 0.19mm 0.18mm" fo:border-right="1.56pt double-thin #0066ff" style:border-line-width-right="0.18mm 0.19mm 0.18mm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08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08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18mm 0.19mm 0.18mm" fo:border-right="1.56pt double-thin #0066ff" style:border-line-width-right="0.18mm 0.19mm 0.18mm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18mm 0.19mm 0.18mm" fo:border-right="1.56pt double-thin #0066ff" style:border-line-width-right="0.18mm 0.19mm 0.18mm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18mm 0.19mm 0.18mm" fo:border-right="1.56pt double-thin #0066ff" style:border-line-width-right="0.18mm 0.19mm 0.18mm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94.53mm" svg:height="55.25mm" svg:x="179.31mm" svg:y="158.56mm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,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,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,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,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,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,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,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,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,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,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,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,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,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,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,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,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,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,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,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,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,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,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,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,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,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,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,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,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,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,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,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,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,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,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,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,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,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,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,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,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,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,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,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,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,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,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,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,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,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,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,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,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,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,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,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,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,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,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,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,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,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,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,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,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,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,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,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,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,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,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,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,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,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,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,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,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,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,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,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,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,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,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,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,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,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,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,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,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,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,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,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,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,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,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,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,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,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,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,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,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,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,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,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,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,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,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,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,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,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,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,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,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,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,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,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,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,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,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,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,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,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,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,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,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,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,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,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,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,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,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,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,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,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,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,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,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,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,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,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,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,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,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,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,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,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,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,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,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,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,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,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,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,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,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,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,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,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,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,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,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,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,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,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,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,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,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,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,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,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,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,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,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,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,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,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,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,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,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,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,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,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,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,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,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,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,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,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,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,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,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,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,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,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,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,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,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,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,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,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,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,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,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,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,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,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,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,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,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,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,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,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,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,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,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,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,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,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,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,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,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,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,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,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,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,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,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,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,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,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,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,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,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,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,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,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,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,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,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,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,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,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,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,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,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,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,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,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,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,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,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,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,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,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,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,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,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,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,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,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,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,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,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,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,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,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,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,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,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,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,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,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,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,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,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,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,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,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,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,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,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,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,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,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,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,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,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,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,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,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,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,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,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,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,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,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,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,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,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,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,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,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,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,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,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,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,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,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,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,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,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,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,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,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,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,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,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,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,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,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,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,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,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,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,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,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,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,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,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,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,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,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,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,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,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,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,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,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,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,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,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,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,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,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,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,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,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,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,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,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,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,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,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,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,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,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,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,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,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,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,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,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,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,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,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,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,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,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,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,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,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,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,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,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,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,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,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,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,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,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,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,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,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,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,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,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,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,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,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,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,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,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,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,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,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,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,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,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,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,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,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,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,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,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,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,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,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,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,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,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,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,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,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,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,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,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,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,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,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,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,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,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,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,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,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,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,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,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,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,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,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,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,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,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,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,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,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,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,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,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,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,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,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,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,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,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,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,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,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,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,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,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,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,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,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,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,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,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,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,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,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,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,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,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,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,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,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,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,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,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,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,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,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,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,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,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,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,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,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,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,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,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,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,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,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,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,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,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,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,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,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,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,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,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,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,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,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,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,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,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,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,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,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,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,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,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,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,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,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,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,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,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,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,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,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,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,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,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,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,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,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,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,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,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,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,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,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,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,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,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,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,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,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,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,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,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,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,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,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,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,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,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,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,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,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,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,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,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,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,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,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,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,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,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,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,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,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,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,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,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,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,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,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,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,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,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,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,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,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,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,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,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,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,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,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,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,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,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,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,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,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,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,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,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,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,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,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,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58.28" calcext:value-type="float">
            <text:p>158,2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,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,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,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,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,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,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4.79" calcext:value-type="float">
            <text:p>4,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43.97" calcext:value-type="float">
            <text:p>43,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5.5" calcext:value-type="float">
            <text:p>25,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33.09" calcext:value-type="float">
            <text:p>33,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14.55" calcext:value-type="float">
            <text:p>14,5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,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5.97" calcext:value-type="float">
            <text:p>5,9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,88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,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44.9" calcext:value-type="float">
            <text:p>44,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,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,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27.49" calcext:value-type="float">
            <text:p>27,49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,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,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,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4.38" calcext:value-type="float">
            <text:p>4,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,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13.3" calcext:value-type="float">
            <text:p>13,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13.52" calcext:value-type="float">
            <text:p>13,5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,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,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,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,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,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,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,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,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,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,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19" calcext:value-type="float">
            <text:p>1,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,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,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1.25" calcext:value-type="float">
            <text:p>1,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78" calcext:value-type="float">
            <text:p>0,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,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macks</text:p>
          </table:table-cell>
          <table:table-cell table:content-validation-name="val1" office:value-type="float" office:value="1.89" calcext:value-type="float">
            <text:p>1,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,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ruchtquark</text:p>
          </table:table-cell>
          <table:table-cell table:content-validation-name="val1" office:value-type="float" office:value="0.99" calcext:value-type="float">
            <text:p>0,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ere Home / Stadler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,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4" calcext:value-type="float">
            <text:p>0,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rle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,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,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,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uppen</text:p>
          </table:table-cell>
          <table:table-cell table:content-validation-name="val1" office:value-type="float" office:value="2.27" calcext:value-type="float">
            <text:p>2,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,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89" calcext:value-type="float">
            <text:p>1,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49" calcext:value-type="float">
            <text:p>1,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9" calcext:value-type="float">
            <text:p>0,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,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aisel</text:p>
          </table:table-cell>
          <table:table-cell table:content-validation-name="val1" office:value-type="float" office:value="1.05" calcext:value-type="float">
            <text:p>1,0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4.95" calcext:value-type="float">
            <text:p>14,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Unterhosen</text:p>
          </table:table-cell>
          <table:table-cell table:content-validation-name="val1" office:value-type="float" office:value="14.95" calcext:value-type="float">
            <text:p>14,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 table:number-rows-repeated="1048506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21:29:57.46993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08T21:45:43.242047647</dc:date>
    <meta:editing-duration>PT12H12M53S</meta:editing-duration>
    <meta:editing-cycles>93</meta:editing-cycles>
    <meta:generator>LibreOffice/4.4.5.2$Linux_x86 LibreOffice_project/40m0$Build-2</meta:generator>
    <meta:document-statistic meta:table-count="7" meta:cell-count="5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